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579d1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6.715cm" svg:y="4.175cm">
          <text:p text:style-name="P1">Filamen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6.715cm" svg:y="1.635cm">
          <text:p text:style-name="P1">Plastic Fila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6.715cm" svg:y="6.715cm">
          <text:p text:style-name="P1">Heater Barr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6.715cm" svg:y="9.255cm">
          <text:p text:style-name="P1">Extruder Nozz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6.715cm" svg:y="11.795cm">
          <text:p text:style-name="P1">Extrusion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9.255cm" svg:y1="3.54cm" svg:x2="9.255cm" svg:y2="4.175cm">
          <text:p/>
        </draw:line>
        <draw:line draw:style-name="gr6" draw:text-style-name="P2" draw:layer="layout" svg:x1="9.255cm" svg:y1="6.08cm" svg:x2="9.255cm" svg:y2="6.715cm">
          <text:p/>
        </draw:line>
        <draw:line draw:style-name="gr6" draw:text-style-name="P2" draw:layer="layout" svg:x1="9.255cm" svg:y1="8.62cm" svg:x2="9.255cm" svg:y2="9.255cm">
          <text:p/>
        </draw:line>
        <draw:line draw:style-name="gr6" draw:text-style-name="P2" draw:layer="layout" svg:x1="9.255cm" svg:y1="11.16cm" svg:x2="9.255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oeken</meta:initial-creator>
    <meta:creation-date>2009-04-07T22:10:43</meta:creation-date>
    <dc:creator>hoeken</dc:creator>
    <dc:date>2009-04-07T22:15:21</dc:date>
    <meta:editing-cycles>1</meta:editing-cycles>
    <meta:editing-duration>PT4M3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